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Bitstream Vera Sans Mono', 'Courier New', Courier, monospace"/>
    <style:font-face style:name="Source Sans Pro" svg:font-family="'Source Sans Pro', 'Helvetica Neue', Helvetica, Arial, sans-serif"/>
    <style:font-face style:name="arial" svg:font-family="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color="#000000"/>
    </style:style>
    <style:style style:name="P2"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normal" officeooo:paragraph-rsid="00197dbc"/>
    </style:style>
    <style:style style:name="P3"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normal" officeooo:rsid="001516b9" officeooo:paragraph-rsid="001516b9"/>
    </style:style>
    <style:style style:name="P4"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normal" officeooo:rsid="001516b9" officeooo:paragraph-rsid="001d33f2"/>
    </style:style>
    <style:style style:name="P5"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normal" officeooo:rsid="0017a8ea" officeooo:paragraph-rsid="0017a8ea"/>
    </style:style>
    <style:style style:name="P6"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normal" officeooo:rsid="00186f61" officeooo:paragraph-rsid="00186f61"/>
    </style:style>
    <style:style style:name="P7"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normal" officeooo:rsid="0018797a" officeooo:paragraph-rsid="0018797a"/>
    </style:style>
    <style:style style:name="P8"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normal" officeooo:rsid="00197dbc" officeooo:paragraph-rsid="00197dbc"/>
    </style:style>
    <style:style style:name="P9"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normal" officeooo:rsid="001aaa68" officeooo:paragraph-rsid="001aaa68"/>
    </style:style>
    <style:style style:name="P10"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normal" officeooo:rsid="001bc4cf" officeooo:paragraph-rsid="001bc4cf"/>
    </style:style>
    <style:style style:name="P11"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normal" officeooo:rsid="001cd575" officeooo:paragraph-rsid="001cd575"/>
    </style:style>
    <style:style style:name="P12"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normal" officeooo:rsid="001d33f2" officeooo:paragraph-rsid="001d33f2"/>
    </style:style>
    <style:style style:name="P13"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normal" officeooo:rsid="001f1fe1" officeooo:paragraph-rsid="001f1fe1"/>
    </style:style>
    <style:style style:name="P14" style:family="paragraph" style:parent-style-name="Preformatted_20_Text">
      <style:paragraph-properties fo:margin-left="0cm" fo:margin-right="0cm" style:line-height-at-least="0.529cm" fo:widows="1" fo:text-indent="0cm" style:auto-text-indent="false"/>
      <style:text-properties fo:font-variant="normal" fo:text-transform="none" fo:color="#000000" style:font-name="Source Sans Pro" fo:font-size="10.5pt" fo:letter-spacing="normal" fo:font-style="normal" fo:font-weight="normal" officeooo:rsid="001516b9" officeooo:paragraph-rsid="0015ed33" style:font-size-asian="10.5pt" style:font-weight-asian="normal" style:font-size-complex="10.5pt" style:font-weight-complex="normal"/>
    </style:style>
    <style:style style:name="P15" style:family="paragraph" style:parent-style-name="Preformatted_20_Text">
      <style:paragraph-properties fo:margin-left="0cm" fo:margin-right="0cm" style:line-height-at-least="0.529cm" fo:widows="1" fo:text-indent="0cm" style:auto-text-indent="false"/>
      <style:text-properties fo:font-variant="normal" fo:text-transform="none" fo:color="#000000" style:font-name="Source Sans Pro" fo:font-size="10.5pt" fo:letter-spacing="normal" fo:font-style="normal" fo:font-weight="normal"/>
    </style:style>
    <style:style style:name="P16" style:family="paragraph" style:parent-style-name="Preformatted_20_Text">
      <style:paragraph-properties fo:margin-left="0cm" fo:margin-right="0cm" style:line-height-at-least="0.529cm" fo:widows="1" fo:text-indent="0cm" style:auto-text-indent="false"/>
      <style:text-properties fo:font-variant="normal" fo:text-transform="none" fo:color="#000000" style:font-name="Source Sans Pro" fo:font-size="10.5pt" fo:letter-spacing="normal" fo:font-style="normal" fo:font-weight="normal" officeooo:rsid="0011a6b5" officeooo:paragraph-rsid="0011a6b5"/>
    </style:style>
    <style:style style:name="P17" style:family="paragraph" style:parent-style-name="Preformatted_20_Text">
      <style:paragraph-properties fo:margin-left="0cm" fo:margin-right="0cm" style:line-height-at-least="0.529cm" fo:widows="1" fo:text-indent="0cm" style:auto-text-indent="false"/>
      <style:text-properties fo:font-variant="normal" fo:text-transform="none" fo:color="#000000" style:font-name="Source Sans Pro" fo:font-size="10.5pt" fo:letter-spacing="normal" fo:font-style="normal" fo:font-weight="normal" officeooo:rsid="00138e97" officeooo:paragraph-rsid="00138e97"/>
    </style:style>
    <style:style style:name="P18" style:family="paragraph" style:parent-style-name="Preformatted_20_Text">
      <style:paragraph-properties fo:margin-left="0cm" fo:margin-right="0cm" style:line-height-at-least="0.529cm" fo:widows="1" fo:text-indent="0cm" style:auto-text-indent="false"/>
      <style:text-properties fo:font-variant="normal" fo:text-transform="none" fo:color="#000000" style:font-name="Source Sans Pro" fo:font-size="10.5pt" fo:letter-spacing="normal" fo:font-style="normal" fo:font-weight="normal" officeooo:rsid="001516b9" officeooo:paragraph-rsid="001516b9"/>
    </style:style>
    <style:style style:name="P19" style:family="paragraph" style:parent-style-name="Preformatted_20_Text">
      <style:paragraph-properties fo:margin-left="0cm" fo:margin-right="0cm" style:line-height-at-least="0.529cm" fo:widows="1" fo:text-indent="0cm" style:auto-text-indent="false"/>
      <style:text-properties fo:font-variant="normal" fo:text-transform="none" fo:color="#000000" style:font-name="Source Sans Pro" fo:font-size="10.5pt" fo:letter-spacing="normal" fo:font-style="normal" fo:font-weight="normal" officeooo:rsid="001516b9" officeooo:paragraph-rsid="00155c5e"/>
    </style:style>
    <style:style style:name="P20" style:family="paragraph" style:parent-style-name="Preformatted_20_Text">
      <style:paragraph-properties fo:margin-left="0cm" fo:margin-right="0cm" style:line-height-at-least="0.529cm" fo:widows="1" fo:text-indent="0cm" style:auto-text-indent="false"/>
      <style:text-properties fo:font-variant="normal" fo:text-transform="none" fo:color="#000000" style:font-name="Source Sans Pro" fo:font-size="10.5pt" fo:letter-spacing="normal" fo:font-style="normal" fo:font-weight="normal" officeooo:rsid="001516b9" officeooo:paragraph-rsid="0015ed33"/>
    </style:style>
    <style:style style:name="P21" style:family="paragraph" style:parent-style-name="Preformatted_20_Text">
      <style:paragraph-properties fo:margin-left="0cm" fo:margin-right="0cm" style:line-height-at-least="0.529cm" fo:widows="1" fo:text-indent="0cm" style:auto-text-indent="false"/>
      <style:text-properties fo:font-variant="normal" fo:text-transform="none" fo:color="#000000" style:font-name="Source Sans Pro" fo:font-size="10.5pt" fo:letter-spacing="normal" fo:font-style="normal" fo:font-weight="normal" officeooo:rsid="00155c5e" officeooo:paragraph-rsid="00155c5e"/>
    </style:style>
    <style:style style:name="P22" style:family="paragraph" style:parent-style-name="Preformatted_20_Text">
      <style:paragraph-properties fo:margin-left="0cm" fo:margin-right="0cm" style:line-height-at-least="0.529cm" fo:widows="1" fo:text-indent="0cm" style:auto-text-indent="false"/>
      <style:text-properties fo:font-variant="normal" fo:text-transform="none" fo:color="#000000" style:font-name="Source Sans Pro" fo:font-size="10.5pt" fo:letter-spacing="normal" fo:font-style="normal" fo:font-weight="normal" officeooo:rsid="0015ed33" officeooo:paragraph-rsid="0015ed33"/>
    </style:style>
    <style:style style:name="P23" style:family="paragraph" style:parent-style-name="Preformatted_20_Text">
      <style:paragraph-properties fo:margin-left="0cm" fo:margin-right="0cm" style:line-height-at-least="0.529cm" fo:widows="1" fo:text-indent="0cm" style:auto-text-indent="false"/>
      <style:text-properties fo:font-variant="normal" fo:text-transform="none" fo:color="#000000" style:font-name="Source Sans Pro" fo:font-size="10.5pt" fo:letter-spacing="normal" fo:font-style="normal" fo:font-weight="normal" officeooo:rsid="0017a8ea" officeooo:paragraph-rsid="0017a8ea"/>
    </style:style>
    <style:style style:name="P24" style:family="paragraph" style:parent-style-name="Preformatted_20_Text">
      <style:paragraph-properties fo:margin-left="0cm" fo:margin-right="0cm" style:line-height-at-least="0.529cm" fo:widows="1" fo:text-indent="0cm" style:auto-text-indent="false"/>
      <style:text-properties fo:font-variant="normal" fo:text-transform="none" fo:color="#000000" style:font-name="Source Sans Pro" fo:font-size="11pt" fo:letter-spacing="normal" fo:font-style="normal" fo:font-weight="normal" officeooo:rsid="001516b9" officeooo:paragraph-rsid="0015ed33" style:font-size-asian="11pt" style:font-weight-asian="normal" style:font-size-complex="11pt" style:font-weight-complex="normal"/>
    </style:style>
    <style:style style:name="P25" style:family="paragraph" style:parent-style-name="Preformatted_20_Text">
      <style:paragraph-properties fo:margin-left="0cm" fo:margin-right="0cm" style:line-height-at-least="0.529cm" fo:widows="1" fo:text-indent="0cm" style:auto-text-indent="false"/>
      <style:text-properties fo:font-variant="normal" fo:text-transform="none" fo:color="#000000" style:font-name="Source Sans Pro" fo:font-size="11pt" fo:letter-spacing="normal" fo:font-style="normal" fo:font-weight="normal" officeooo:rsid="0015ed33" officeooo:paragraph-rsid="0015ed33" style:font-size-asian="11pt" style:font-weight-asian="normal" style:font-size-complex="11pt" style:font-weight-complex="normal"/>
    </style:style>
    <style:style style:name="P26" style:family="paragraph" style:parent-style-name="Preformatted_20_Text">
      <style:paragraph-properties fo:margin-left="0cm" fo:margin-right="0cm" style:line-height-at-least="0.529cm" fo:widows="1" fo:text-indent="0cm" style:auto-text-indent="false"/>
      <style:text-properties fo:font-variant="normal" fo:text-transform="none" fo:color="#222222" style:font-name="Source Sans Pro" fo:font-size="11pt" fo:letter-spacing="normal" fo:font-style="normal" fo:font-weight="normal" officeooo:rsid="0015ed33" officeooo:paragraph-rsid="0015ed33" style:font-size-asian="11pt" style:font-weight-asian="normal" style:font-size-complex="11pt" style:font-weight-complex="normal"/>
    </style:style>
    <style:style style:name="P27" style:family="paragraph" style:parent-style-name="Preformatted_20_Text">
      <style:paragraph-properties fo:margin-left="0cm" fo:margin-right="0cm" style:line-height-at-least="0.529cm" fo:widows="1" fo:text-indent="0cm" style:auto-text-indent="false"/>
      <style:text-properties fo:font-variant="normal" fo:text-transform="none" fo:color="#222222" style:font-name="Source Sans Pro" fo:font-size="11pt" fo:letter-spacing="normal" fo:font-style="normal" fo:font-weight="normal" officeooo:rsid="0015ed33" officeooo:paragraph-rsid="0017a8ea" style:font-size-asian="11pt" style:font-weight-asian="normal" style:font-size-complex="11pt" style:font-weight-complex="normal"/>
    </style:style>
    <style:style style:name="P28" style:family="paragraph" style:parent-style-name="Preformatted_20_Text">
      <style:paragraph-properties fo:margin-left="0cm" fo:margin-right="0cm" style:line-height-at-least="0.529cm" fo:widows="1" fo:text-indent="0cm" style:auto-text-indent="false"/>
      <style:text-properties fo:font-variant="normal" fo:text-transform="none" fo:color="#222222" style:font-name="Source Sans Pro" fo:font-size="11pt" fo:letter-spacing="normal" fo:font-style="normal" fo:font-weight="normal" officeooo:rsid="0017a8ea" officeooo:paragraph-rsid="0017a8ea" style:font-size-asian="11pt" style:font-weight-asian="normal" style:font-size-complex="11pt" style:font-weight-complex="normal"/>
    </style:style>
    <style:style style:name="P29" style:family="paragraph" style:parent-style-name="Preformatted_20_Text">
      <style:paragraph-properties fo:margin-left="0cm" fo:margin-right="0cm" style:line-height-at-least="0.529cm" fo:widows="1" fo:text-indent="0cm" style:auto-text-indent="false"/>
      <style:text-properties fo:font-variant="normal" fo:text-transform="none" fo:color="#222222" style:font-name="Source Sans Pro" fo:font-size="10.5pt" fo:letter-spacing="normal" fo:font-style="normal" fo:font-weight="normal" officeooo:rsid="0017a8ea" officeooo:paragraph-rsid="0017a8ea"/>
    </style:style>
    <style:style style:name="P30" style:family="paragraph" style:parent-style-name="Preformatted_20_Text">
      <style:paragraph-properties fo:margin-left="0cm" fo:margin-right="0cm" style:line-height-at-least="0.529cm" fo:widows="1" fo:text-indent="0cm" style:auto-text-indent="false"/>
      <style:text-properties fo:font-variant="normal" fo:text-transform="none" fo:color="#222222" style:font-name="Source Sans Pro" fo:font-size="10.5pt" fo:letter-spacing="normal" fo:font-style="normal" fo:font-weight="normal" officeooo:rsid="001bc4cf" officeooo:paragraph-rsid="001bc4cf"/>
    </style:style>
    <style:style style:name="P31" style:family="paragraph" style:parent-style-name="Preformatted_20_Text">
      <style:paragraph-properties fo:margin-left="0cm" fo:margin-right="0cm" style:line-height-at-least="0.529cm" fo:widows="1" fo:text-indent="0cm" style:auto-text-indent="false"/>
      <style:text-properties fo:font-variant="normal" fo:text-transform="none" fo:color="#000000" style:font-name="Consolas" fo:font-size="10.5pt" fo:letter-spacing="normal" fo:font-style="normal" fo:font-weight="bold" officeooo:rsid="0017a8ea" officeooo:paragraph-rsid="0017a8ea" style:font-size-asian="10.5pt" style:font-weight-asian="bold" style:font-size-complex="10.5pt" style:font-weight-complex="bold"/>
    </style:style>
    <style:style style:name="P32" style:family="paragraph" style:parent-style-name="Preformatted_20_Text">
      <style:paragraph-properties fo:margin-left="0cm" fo:margin-right="0cm" style:line-height-at-least="0.529cm" fo:widows="1" fo:text-indent="0cm" style:auto-text-indent="false"/>
      <style:text-properties fo:font-variant="normal" fo:text-transform="none" fo:color="#000000" style:font-name="Source Sans Pro" fo:font-size="10.5pt" fo:letter-spacing="normal" fo:font-style="normal" fo:font-weight="bold" style:font-weight-asian="bold" style:font-weight-complex="bold"/>
    </style:style>
    <style:style style:name="P33" style:family="paragraph" style:parent-style-name="Preformatted_20_Text">
      <style:paragraph-properties fo:margin-left="0cm" fo:margin-right="0cm" style:line-height-at-least="0.529cm" fo:widows="1" fo:text-indent="0cm" style:auto-text-indent="false"/>
      <style:text-properties fo:font-variant="normal" fo:text-transform="none" fo:color="#000000" style:font-name="Source Sans Pro" fo:font-size="10.5pt" fo:letter-spacing="normal" fo:font-style="normal" fo:font-weight="bold" officeooo:rsid="0011a6b5" officeooo:paragraph-rsid="0011a6b5" style:font-weight-asian="bold" style:font-weight-complex="bold"/>
    </style:style>
    <style:style style:name="P34" style:family="paragraph" style:parent-style-name="Preformatted_20_Text">
      <style:paragraph-properties fo:margin-left="0cm" fo:margin-right="0cm" style:line-height-at-least="0.529cm" fo:widows="1" fo:text-indent="0cm" style:auto-text-indent="false"/>
      <style:text-properties fo:font-variant="normal" fo:text-transform="none" fo:color="#000000" style:font-name="Source Sans Pro" fo:font-size="10.5pt" fo:letter-spacing="normal" fo:font-style="normal" fo:font-weight="bold" officeooo:rsid="00138e97" officeooo:paragraph-rsid="00138e97" style:font-weight-asian="bold" style:font-weight-complex="bold"/>
    </style:style>
    <style:style style:name="P35" style:family="paragraph" style:parent-style-name="Preformatted_20_Text">
      <style:paragraph-properties fo:margin-left="0cm" fo:margin-right="0cm" style:line-height-at-least="0.529cm" fo:widows="1" fo:text-indent="0cm" style:auto-text-indent="false"/>
      <style:text-properties fo:font-variant="normal" fo:text-transform="none" fo:color="#000000" style:font-name="Source Sans Pro" fo:font-size="10.5pt" fo:letter-spacing="normal" fo:font-style="normal" fo:font-weight="bold" officeooo:rsid="001516b9" officeooo:paragraph-rsid="001516b9" style:font-weight-asian="bold" style:font-weight-complex="bold"/>
    </style:style>
    <style:style style:name="P36" style:family="paragraph" style:parent-style-name="Preformatted_20_Text">
      <style:paragraph-properties fo:margin-left="0cm" fo:margin-right="0cm" style:line-height-at-least="0.529cm" fo:widows="1" fo:text-indent="0cm" style:auto-text-indent="false"/>
      <style:text-properties fo:font-variant="normal" fo:text-transform="none" fo:color="#000000" style:font-name="Source Sans Pro" fo:font-size="10.5pt" fo:letter-spacing="normal" fo:font-style="normal" fo:font-weight="bold" officeooo:rsid="001516b9" officeooo:paragraph-rsid="0015ed33" style:font-weight-asian="bold" style:font-weight-complex="bold"/>
    </style:style>
    <style:style style:name="P37" style:family="paragraph" style:parent-style-name="Preformatted_20_Text">
      <style:paragraph-properties fo:margin-left="0cm" fo:margin-right="0cm" style:line-height-at-least="0.529cm" fo:widows="1" fo:text-indent="0cm" style:auto-text-indent="false"/>
      <style:text-properties fo:font-variant="normal" fo:text-transform="none" fo:color="#000000" style:font-name="Source Sans Pro" fo:font-size="10.5pt" fo:letter-spacing="normal" fo:font-style="normal" fo:font-weight="bold" officeooo:rsid="0017a8ea" officeooo:paragraph-rsid="0017a8ea" style:font-weight-asian="bold" style:font-weight-complex="bold"/>
    </style:style>
    <style:style style:name="P38" style:family="paragraph" style:parent-style-name="Preformatted_20_Text">
      <style:paragraph-properties fo:margin-left="0cm" fo:margin-right="0cm" style:line-height-at-least="0.529cm" fo:widows="1" fo:text-indent="0cm" style:auto-text-indent="false"/>
      <style:text-properties fo:font-variant="normal" fo:text-transform="none" fo:color="#000000" style:font-name="Source Sans Pro" fo:font-size="11pt" fo:letter-spacing="normal" fo:font-style="normal" fo:font-weight="bold" officeooo:rsid="0015ed33" officeooo:paragraph-rsid="0015ed33" style:font-size-asian="11pt" style:font-weight-asian="bold" style:font-size-complex="11pt" style:font-weight-complex="bold"/>
    </style:style>
    <style:style style:name="P39"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normal" officeooo:rsid="001f1fe1" officeooo:paragraph-rsid="001f1fe1"/>
    </style:style>
    <style:style style:name="P40"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normal" officeooo:rsid="001f1fe1" officeooo:paragraph-rsid="00225a2b"/>
    </style:style>
    <style:style style:name="P41"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normal" officeooo:rsid="00225a2b" officeooo:paragraph-rsid="00225a2b"/>
    </style:style>
    <style:style style:name="P42"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normal" officeooo:rsid="00225a2b" officeooo:paragraph-rsid="00225a2b" style:font-size-asian="10.5pt" style:font-size-complex="10.5pt"/>
    </style:style>
    <style:style style:name="P43"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normal" officeooo:rsid="001f1fe1" officeooo:paragraph-rsid="00225a2b" style:font-size-asian="10.5pt" style:font-size-complex="10.5pt"/>
    </style:style>
    <style:style style:name="P44"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normal" officeooo:rsid="001f1fe1" officeooo:paragraph-rsid="001f1fe1" style:font-size-asian="10.5pt" style:font-size-complex="10.5pt"/>
    </style:style>
    <style:style style:name="P45"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normal" officeooo:rsid="001516b9" officeooo:paragraph-rsid="001516b9" style:font-size-asian="10.5pt" style:font-size-complex="10.5pt"/>
    </style:style>
    <style:style style:name="P46"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normal" officeooo:rsid="001516b9" officeooo:paragraph-rsid="0022b31e" style:font-size-asian="10.5pt" style:font-size-complex="10.5pt"/>
    </style:style>
    <style:style style:name="P47"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bold" officeooo:rsid="0017a8ea" officeooo:paragraph-rsid="0017a8ea" style:font-weight-asian="bold" style:font-weight-complex="bold"/>
    </style:style>
    <style:style style:name="P48"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bold" officeooo:rsid="00186f61" officeooo:paragraph-rsid="00186f61" style:font-weight-asian="bold" style:font-weight-complex="bold"/>
    </style:style>
    <style:style style:name="P49"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bold" officeooo:rsid="0018797a" officeooo:paragraph-rsid="0018797a" style:font-weight-asian="bold" style:font-weight-complex="bold"/>
    </style:style>
    <style:style style:name="P50"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bold" officeooo:rsid="001aaa68" officeooo:paragraph-rsid="001aaa68" style:font-weight-asian="bold" style:font-weight-complex="bold"/>
    </style:style>
    <style:style style:name="P51"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bold" officeooo:rsid="001bc4cf" officeooo:paragraph-rsid="001bc4cf" style:font-weight-asian="bold" style:font-weight-complex="bold"/>
    </style:style>
    <style:style style:name="P52"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bold" officeooo:rsid="001cd575" officeooo:paragraph-rsid="001cd575" style:font-weight-asian="bold" style:font-weight-complex="bold"/>
    </style:style>
    <style:style style:name="P53"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bold" officeooo:rsid="001d33f2" officeooo:paragraph-rsid="001d33f2" style:font-weight-asian="bold" style:font-weight-complex="bold"/>
    </style:style>
    <style:style style:name="P54"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bold" officeooo:rsid="001516b9" officeooo:paragraph-rsid="001d33f2" style:font-weight-asian="bold" style:font-weight-complex="bold"/>
    </style:style>
    <style:style style:name="P55"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bold" officeooo:rsid="001f1fe1" officeooo:paragraph-rsid="001f1fe1" style:font-weight-asian="bold" style:font-weight-complex="bold"/>
    </style:style>
    <style:style style:name="P56"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bold" officeooo:rsid="001f1fe1" officeooo:paragraph-rsid="00225a2b" style:font-weight-asian="bold" style:font-weight-complex="bold"/>
    </style:style>
    <style:style style:name="P57" style:family="paragraph" style:parent-style-name="Preformatted_20_Text">
      <style:paragraph-properties fo:margin-left="0cm" fo:margin-right="0cm" style:line-height-at-least="0.529cm" fo:widows="1" fo:text-indent="0cm" style:auto-text-indent="false"/>
      <style:text-properties fo:font-variant="normal" fo:text-transform="none" fo:color="#333333" style:font-name="Source Sans Pro" fo:font-size="10.5pt" fo:letter-spacing="normal" fo:font-style="normal" fo:font-weight="bold" officeooo:rsid="001516b9" officeooo:paragraph-rsid="001516b9" style:font-size-asian="10.5pt" style:font-weight-asian="bold" style:font-size-complex="10.5pt" style:font-weight-complex="bold"/>
    </style:style>
    <style:style style:name="P58" style:family="paragraph" style:parent-style-name="Preformatted_20_Text">
      <style:paragraph-properties fo:margin-left="0cm" fo:margin-right="0cm" style:line-height-at-least="0.529cm" fo:widows="1" fo:text-indent="0cm" style:auto-text-indent="false"/>
      <style:text-properties fo:font-variant="normal" fo:text-transform="none" fo:color="#222222" style:font-name="arial" fo:font-size="10.5pt" fo:letter-spacing="normal" fo:font-style="normal" fo:font-weight="normal" officeooo:rsid="001516b9" officeooo:paragraph-rsid="001516b9" style:font-size-asian="10.5pt" style:font-size-complex="10.5pt"/>
    </style:style>
    <style:style style:name="T1" style:family="text">
      <style:text-properties officeooo:rsid="0015ed33"/>
    </style:style>
    <style:style style:name="T2" style:family="text">
      <style:text-properties fo:color="#000000"/>
    </style:style>
    <style:style style:name="T3" style:family="text">
      <style:text-properties fo:color="#000000" style:font-name="Consolas" fo:font-size="10.5pt" style:font-size-asian="10.5pt" style:font-size-complex="10.5pt"/>
    </style:style>
    <style:style style:name="T4" style:family="text">
      <style:text-properties fo:color="#000000" fo:font-size="10.5pt" style:font-size-asian="10.5pt" style:font-size-complex="10.5pt"/>
    </style:style>
    <style:style style:name="T5" style:family="text">
      <style:text-properties fo:color="#000000" officeooo:rsid="0017a8ea"/>
    </style:style>
    <style:style style:name="T6" style:family="text">
      <style:text-properties style:font-name="Consolas"/>
    </style:style>
    <style:style style:name="T7" style:family="text">
      <style:text-properties officeooo:rsid="00197dbc"/>
    </style:style>
    <style:style style:name="T8" style:family="text">
      <style:text-properties officeooo:rsid="00208964"/>
    </style:style>
    <style:style style:name="T9" style:family="text">
      <style:text-properties fo:color="#222222"/>
    </style:style>
    <style:style style:name="T10" style:family="text">
      <style:text-properties fo:color="#222222" style:font-name="arial"/>
    </style:style>
    <style:style style:name="T11" style:family="text">
      <style:text-properties fo:color="#222222" style:font-name="arial" fo:font-size="9pt"/>
    </style:style>
    <style:style style:name="T12" style:family="text">
      <style:text-properties fo:color="#1155cc" style:font-name="arial"/>
    </style:style>
    <style:style style:name="T13" style:family="text">
      <style:text-properties fo:color="#1155cc" style:font-name="arial" fo:font-size="9pt"/>
    </style:style>
    <style:style style:name="T14" style:family="text">
      <style:text-properties fo:font-weight="bold" style:font-weight-asian="bold" style:font-weight-complex="bold"/>
    </style:style>
    <style:style style:name="T15" style:family="text">
      <style:text-properties officeooo:rsid="0022b31e"/>
    </style:style>
    <style:style style:name="T16" style:family="text">
      <style:text-properties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0. Initialize an empty list and give the output of the following code: l[11] = "myelement" println l[11] println l.get(5) println l.</text:p>
      <text:p text:style-name="P15"/>
      <text:p text:style-name="P16">values = []</text:p>
      <text:p text:style-name="P16">values[11]= "myelement"</text:p>
      <text:p text:style-name="P16">println values[11]</text:p>
      <text:p text:style-name="P16">println values.get(5)</text:p>
      <text:p text:style-name="P16">println values</text:p>
      <text:p text:style-name="P16"/>
      <text:p text:style-name="P33">1. Initialize a list using a range and find all elements which are even.</text:p>
      <text:p text:style-name="P16"/>
      <text:p text:style-name="P16">Range range = 1..10</text:p>
      <text:p text:style-name="P16">List list = range as List</text:p>
      <text:p text:style-name="P16">println list.findAll{it%2==0}</text:p>
      <text:p text:style-name="P16"/>
      <text:p text:style-name="P33">2. Create a set from a list containing duplicate elements. What do you observe? </text:p>
      <text:p text:style-name="P33"/>
      <text:p text:style-name="P16">List list = [1,2,4,2,1,4,3]</text:p>
      <text:p text:style-name="P16">Set set = list as Set</text:p>
      <text:p text:style-name="P16">println set</text:p>
      <text:p text:style-name="P16"/>
      <text:p text:style-name="P33">How can you achieve the same result without converting a list to a set? </text:p>
      <text:p text:style-name="P16"/>
      <text:p text:style-name="P16">List list = [1,2,4,2,1,4,3]</text:p>
      <text:p text:style-name="P16">list.unique()</text:p>
      <text:p text:style-name="P16">println list</text:p>
      <text:p text:style-name="P16"/>
      <text:p text:style-name="P33">3. Given two lists [11, 12, 13, 14] and [13, 14, 15], how would we obtain the list of items from the first that are not in the second?</text:p>
      <text:p text:style-name="P16"/>
      <text:p text:style-name="P16">List list1 = [11,12,13,14]</text:p>
      <text:p text:style-name="P16">List list2 = [13,14,15]</text:p>
      <text:p text:style-name="P16">List list3 = list1-list2</text:p>
      <text:p text:style-name="P16">println list3</text:p>
      <text:p text:style-name="P16"/>
      <text:p text:style-name="P33">4. Find whether two lists have a common element or not </text:p>
      <text:p text:style-name="P16"/>
      <text:p text:style-name="P17">List list1 = [11,12,13,14]</text:p>
      <text:p text:style-name="P17">List list2 = [13,14,15]</text:p>
      <text:p text:style-name="P17">println list1.disjoint(list2)</text:p>
      <text:p text:style-name="P17"/>
      <text:p text:style-name="P17"/>
      <text:p text:style-name="P17"/>
      <text:p text:style-name="P17"/>
      <text:p text:style-name="P17"/>
      <text:p text:style-name="P17"/>
      <text:p text:style-name="P17"/>
      <text:p text:style-name="P17"/>
      <text:p text:style-name="P34"><text:soft-page-break/>5. Remove all records from a list whose index is odd</text:p>
      <text:p text:style-name="P17"/>
      <text:p text:style-name="P18">List list1 = [11,12,13,14,15,16,17,18,19,20]</text:p>
      <text:p text:style-name="P18">List list2=[]</text:p>
      <text:p text:style-name="P18">for(int i=1;i&lt;=list1.size()-1;i+=2)</text:p>
      <text:p text:style-name="P18">{</text:p>
      <text:p text:style-name="P18"><text:s text:c="3"/>list2&lt;&lt;list1.get(i)</text:p>
      <text:p text:style-name="P18">} <text:s text:c="2"/></text:p>
      <text:p text:style-name="P18">list1 = list1-list2</text:p>
      <text:p text:style-name="P18">println list1</text:p>
      <text:p text:style-name="P18"/>
      <text:p text:style-name="P35">6. Consider the following list: <text:bookmark-start text:name="__DdeLink__2221_662898412"/>[1, 2, 3, "element1", 0.3, [2, 4, 6], 0..10 ]<text:bookmark-end text:name="__DdeLink__2221_662898412"/> Print the class name of each element.</text:p>
      <text:p text:style-name="P18"/>
      <text:p text:style-name="P18">List list = [1, 2, 3, "element1", 0.3, [2, 4, 6], 0..10 ]</text:p>
      <text:p text:style-name="P1">list.each{println it.class.name}</text:p>
      <text:p text:style-name="P18"/>
      <text:p text:style-name="P18">What's the output of the following statement? list.get(6).get(9)</text:p>
      <text:p text:style-name="P18"/>
      <text:p text:style-name="P18">List list = [1, 2, 3, "element1", 0.3, [2, 4, 6], 0..10 ]</text:p>
      <text:p text:style-name="P18">println list.get(6).get(9)</text:p>
      <text:p text:style-name="P18"/>
      <text:p text:style-name="P35">Output</text:p>
      <text:p text:style-name="P18">9</text:p>
      <text:p text:style-name="P18"/>
      <text:p text:style-name="P35">7. Sort the given list in descending order having distinct elements: <text:bookmark-start text:name="__DdeLink__2717_662898412"/>[14,12, 11,10, 16, 15,12, 10, 99, 90, 14, 16, 35] <text:bookmark-end text:name="__DdeLink__2717_662898412"/></text:p>
      <text:p text:style-name="P18"/>
      <text:p text:style-name="P18">list = [14,12, 11,10, 16, 15,12, 10, 99, 90, 14, 16, 35] </text:p>
      <text:p text:style-name="P18">list.unique().sort{-it};</text:p>
      <text:p text:style-name="P18">println list</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5"><text:soft-page-break/>8. Consider a class Employee with following details * Name * Age * Salary Create a list consisting of 10 Employee objects. </text:p>
      <text:p text:style-name="P21">class Employee</text:p>
      <text:p text:style-name="P21">{</text:p>
      <text:p text:style-name="P21"><text:s text:c="2"/>String name</text:p>
      <text:p text:style-name="P21"><text:s text:c="2"/>int age</text:p>
      <text:p text:style-name="P21"><text:s text:c="2"/>int salary</text:p>
      <text:p text:style-name="P21">}</text:p>
      <text:p text:style-name="P21">def emp1 = new Employee(name:"Ajay",age:25,salary:10000)</text:p>
      <text:p text:style-name="P21">def emp2 = new Employee(name:"Atul",age:22,salary:4000)</text:p>
      <text:p text:style-name="P21">def emp3 = new Employee(name:"Bhupendra",age:21,salary:3000)</text:p>
      <text:p text:style-name="P21">def emp4 = new Employee(name:"Chetna",age:25,salary:15000)</text:p>
      <text:p text:style-name="P21">def emp5 = new Employee(name:"Diksha",age:23,salary:9000)</text:p>
      <text:p text:style-name="P21">def emp6 = new Employee(name:"Deepak",age:20,salary:8000)</text:p>
      <text:p text:style-name="P21">def emp7 = new Employee(name:"Ekta",age:24,salary:10000)</text:p>
      <text:p text:style-name="P21">def emp8 = new Employee(name:"Faria",age:20,salary:8000)</text:p>
      <text:p text:style-name="P21">def emp9 = new Employee(name:"Gaurav",age:28,salary:30000)</text:p>
      <text:p text:style-name="P21">def emp10 = new Employee(name:"Jatin",age:26,salary:25000)</text:p>
      <text:p text:style-name="P21"/>
      <text:p text:style-name="P21">list = [emp1,emp2,emp3,emp4,emp5,emp6,emp7,emp8,emp9,emp10]</text:p>
      <text:p text:style-name="P18"/>
      <text:p text:style-name="P18"/>
      <text:p text:style-name="P35"><text:span text:style-name="T1">8</text:span>(a). Get a list of employees who earn less than 5000 </text:p>
      <text:p text:style-name="P21"/>
      <text:p text:style-name="P21">list1 = list.findAll{it.salary&lt;5000}</text:p>
      <text:p text:style-name="P21">println list1.name</text:p>
      <text:p text:style-name="P19"/>
      <text:p text:style-name="P35"><text:span text:style-name="T1">8</text:span>(b). Get the name of the youngest employee and oldest employee </text:p>
      <text:p text:style-name="P18"/>
      <text:p text:style-name="P22">def max = list.get(0)</text:p>
      <text:p text:style-name="P22">def min = list.get(list.size()-1)</text:p>
      <text:p text:style-name="P22">for(int i=0;i&lt;=list.size()-2;i++)</text:p>
      <text:p text:style-name="P22">{</text:p>
      <text:p text:style-name="P22"><text:s text:c="2"/>if(list.get(i).age&lt;min.age)</text:p>
      <text:p text:style-name="P22"><text:s text:c="2"/>{</text:p>
      <text:p text:style-name="P22"><text:s text:c="3"/>min = list.get(i)</text:p>
      <text:p text:style-name="P22"><text:s text:c="2"/>}</text:p>
      <text:p text:style-name="P22"><text:s text:c="2"/>if(list.get(i).age&gt;max.age)</text:p>
      <text:p text:style-name="P22"><text:s text:c="2"/>{</text:p>
      <text:p text:style-name="P22"><text:s text:c="4"/>max = list.get(i)</text:p>
      <text:p text:style-name="P22"><text:s text:c="2"/>}</text:p>
      <text:p text:style-name="P22">} </text:p>
      <text:p text:style-name="P22">println min.name</text:p>
      <text:p text:style-name="P22">println max.name</text:p>
      <text:p text:style-name="P18"/>
      <text:p text:style-name="P18"/>
      <text:p text:style-name="P18"/>
      <text:p text:style-name="P18"/>
      <text:p text:style-name="P35"><text:soft-page-break/><text:span text:style-name="T1">8</text:span>(c). Get the employee with maximum salary </text:p>
      <text:p text:style-name="P18"/>
      <text:p text:style-name="P22">def maxsal = list.get(0)</text:p>
      <text:p text:style-name="P22">for(int i=0;i&lt;=list.size()-2;i++)</text:p>
      <text:p text:style-name="P22">{</text:p>
      <text:p text:style-name="P22"><text:s text:c="2"/>if(list.get(i).salary&gt;maxsal.salary)</text:p>
      <text:p text:style-name="P22"><text:s text:c="2"/>{</text:p>
      <text:p text:style-name="P22"><text:s text:c="3"/>maxsal = list.get(i)</text:p>
      <text:p text:style-name="P22"><text:s text:c="2"/>}</text:p>
      <text:p text:style-name="P22">} </text:p>
      <text:p text:style-name="P22">println maxsal.name+"/"+maxsal.salary</text:p>
      <text:p text:style-name="P22"/>
      <text:p text:style-name="P35"><text:span text:style-name="T1">8</text:span>(d). Get the list of names of all the employees</text:p>
      <text:p text:style-name="P18"/>
      <text:p text:style-name="P22">list2 = list.collect{it.name} <text:s/></text:p>
      <text:p text:style-name="P22"/>
      <text:p text:style-name="P22"/>
      <text:p text:style-name="P36">9. Consider the following piece of code: String s = <text:bookmark-start text:name="__DdeLink__2732_662898412"/>"this string needs to be split"<text:bookmark-end text:name="__DdeLink__2732_662898412"/> println s.tokenize(" ") println s.tokenize() Compare this with the following code: String s = "this string needs to be split" println s.split(" ") println s.split(/\s/) (Try Same Parameter with tokenize) </text:p>
      <text:p text:style-name="P20"/>
      <text:p text:style-name="P14"><text:span text:style-name="T6">String s = "this string needs to be split" </text:span><text:line-break/><text:span text:style-name="T6">println s.tokenize("")</text:span><text:line-break/><text:span text:style-name="T6">println s.tokenize()</text:span></text:p>
      <text:p text:style-name="P24"/>
      <text:p text:style-name="P38">Output</text:p>
      <text:p text:style-name="P25"/>
      <text:p text:style-name="P26"><text:bookmark text:name="output"/>[this string needs to be split]</text:p>
      <text:p text:style-name="P26"><text:bookmark text:name="output1"/>[this, string, needs, to, be, split]</text:p>
      <text:p text:style-name="P26"/>
      <text:p text:style-name="P26"><text:span text:style-name="T2">​</text:span><text:span text:style-name="T5">S</text:span><text:span text:style-name="T3">tring s = "this string needs to be split"</text:span><text:span text:style-name="T4"><text:line-break/></text:span><text:span text:style-name="T3">println s.split("")</text:span><text:span text:style-name="T4"><text:line-break/></text:span><text:span text:style-name="T3">println s.split(/\s/)</text:span></text:p>
      <text:p text:style-name="P26"/>
      <text:p text:style-name="P31">Output</text:p>
      <text:p text:style-name="P28"/>
      <text:p text:style-name="P28"><text:bookmark text:name="output2"/>[, t, h, i, s, <text:s/>, s, t, r, i, n, g, <text:s/>, n, e, e, d, s, <text:s/>, t, o, <text:s/>, b, e, <text:s/>, s, p, l, i, t]</text:p>
      <text:p text:style-name="P28"><text:bookmark text:name="output3"/>[this, string, needs, to, be, split]</text:p>
      <text:p text:style-name="P27"/>
      <text:p text:style-name="P20">Also try the following exercise: String s = "<text:bookmark-start text:name="__DdeLink__2727_662898412"/>are.you.trying.to.split.me.mister?<text:bookmark-end text:name="__DdeLink__2727_662898412"/>" s.tokenize(".") s.split(".") </text:p>
      <text:p text:style-name="P18"/>
      <text:p text:style-name="P23">String s = "are.you.trying.to.split.me.mister?";</text:p>
      <text:p text:style-name="P23">println s.split(".")</text:p>
      <text:p text:style-name="P23">println s.tokenize(".")</text:p>
      <text:p text:style-name="P23"/>
      <text:p text:style-name="P23"/>
      <text:p text:style-name="P37"><text:soft-page-break/>Output</text:p>
      <text:p text:style-name="P23"/>
      <text:p text:style-name="P29"><text:bookmark text:name="output4"/>[]</text:p>
      <text:p text:style-name="P29"><text:bookmark text:name="output5"/>[are, you, trying, to, split, me, mister?]</text:p>
      <text:p text:style-name="P23"/>
      <text:p text:style-name="P23"/>
      <text:p text:style-name="P47">10. Get first, second and last element of Range.</text:p>
      <text:p text:style-name="P5"/>
      <text:p text:style-name="P5">Range range = 1..10;</text:p>
      <text:p text:style-name="P5">println range.from</text:p>
      <text:p text:style-name="P5">println range.get(1)</text:p>
      <text:p text:style-name="P5">println range.to</text:p>
      <text:p text:style-name="P5"/>
      <text:p text:style-name="P47">11. Print the table of a given number : 2 and 12</text:p>
      <text:p text:style-name="P5"/>
      <text:p text:style-name="P6">1.upto(10,{ </text:p>
      <text:p text:style-name="P6"><text:s text:c="12"/>println it*2</text:p>
      <text:p text:style-name="P6"><text:s text:c="7"/>})</text:p>
      <text:p text:style-name="P6"/>
      <text:p text:style-name="P6">1.upto(10,{ </text:p>
      <text:p text:style-name="P6"><text:s text:c="12"/>println it*12 </text:p>
      <text:p text:style-name="P6"><text:s text:c="7"/>})</text:p>
      <text:p text:style-name="P6"/>
      <text:p text:style-name="P48">12. We have a sorted list of alphabets a-z, print all alphabets appearing after j</text:p>
      <text:p text:style-name="P6"/>
      <text:p text:style-name="P7">list = ['a','z','f','d','e','c','g']</text:p>
      <text:p text:style-name="P7">list.sort();</text:p>
      <text:p text:style-name="P7">println list</text:p>
      <text:p text:style-name="P7">println list.findAll{it&gt;'j'}</text:p>
      <text:p text:style-name="P7"/>
      <text:p text:style-name="P49">13. Find the number of occurences of a character in a string</text:p>
      <text:p text:style-name="P7"/>
      <text:p text:style-name="P7">String str = "this string needs to be split";</text:p>
      <text:p text:style-name="P7">List li = str.split("")</text:p>
      <text:p text:style-name="P7">println li.findAll{it=='s'}.size()</text:p>
      <text:p text:style-name="P7"/>
      <text:p text:style-name="P49">14. Write a program that prints the numbers from 1 to 100. But for multiples of three print “Fizz” instead of the number and for the multiples of five print “Buzz”. For numbers which are multiples of both three and five print "FizzBuzz".</text:p>
      <text:p text:style-name="P7"/>
      <text:p text:style-name="P8">1.upto(100,{</text:p>
      <text:p text:style-name="P8"><text:s text:c="11"/>if(it%3==0&amp;&amp;it%5==0)</text:p>
      <text:p text:style-name="P8"><text:s text:c="11"/>println "FizzBuzz"</text:p>
      <text:p text:style-name="P8"><text:s text:c="11"/>if(it%3==0)</text:p>
      <text:p text:style-name="P8"><text:s text:c="11"/>println "Fizz"</text:p>
      <text:p text:style-name="P8"><text:s text:c="11"/>if(it%5==0)</text:p>
      <text:p text:style-name="P8"><text:s text:c="11"/>println "Buzz"</text:p>
      <text:p text:style-name="P8"><text:s text:c="11"/>println it})</text:p>
      <text:p text:style-name="P2"><text:soft-page-break/><text:span text:style-name="T7"><text:s text:c="2"/></text:span><text:span text:style-name="T14">15. Consider a class named "Stack" that holds a list of objects and has the following operations associated: 1) POP - Pops the last element off the stack 2) PUSH - Pushes an element on top of the stack 3) TOP - Returns the element at the top of the list Implement the aforesaid class</text:span></text:p>
      <text:p text:style-name="P2"/>
      <text:p text:style-name="P9">class Stack</text:p>
      <text:p text:style-name="P9">{</text:p>
      <text:p text:style-name="P9"><text:s text:c="2"/>List stacklist = []</text:p>
      <text:p text:style-name="P9"><text:s text:c="2"/></text:p>
      <text:p text:style-name="P9"><text:s text:c="2"/>void push(input)</text:p>
      <text:p text:style-name="P9"><text:s text:c="2"/>{</text:p>
      <text:p text:style-name="P9"><text:s text:c="3"/>stacklist.push(input)</text:p>
      <text:p text:style-name="P9"><text:s text:c="2"/>}</text:p>
      <text:p text:style-name="P9"><text:s text:c="2"/>def pop()</text:p>
      <text:p text:style-name="P9"><text:s text:c="2"/>{</text:p>
      <text:p text:style-name="P9"><text:s text:c="4"/>stacklist.pop()</text:p>
      <text:p text:style-name="P9"><text:s text:c="2"/>}</text:p>
      <text:p text:style-name="P9"><text:s text:c="2"/>def top()</text:p>
      <text:p text:style-name="P9"><text:s text:c="2"/>{</text:p>
      <text:p text:style-name="P9"><text:s text:c="3"/>stacklist.first()</text:p>
      <text:p text:style-name="P9"><text:s text:c="2"/>} </text:p>
      <text:p text:style-name="P9">}</text:p>
      <text:p text:style-name="P9">Stack stack = new Stack()</text:p>
      <text:p text:style-name="P9">stack.push(21)</text:p>
      <text:p text:style-name="P9">println stack.pop() </text:p>
      <text:p text:style-name="P9">stack.push(23) </text:p>
      <text:p text:style-name="P9">println stack.top() <text:s text:c="2"/></text:p>
      <text:p text:style-name="P9"/>
      <text:p text:style-name="P50">16. Create a new map consisting of 10 of your friend's name's as keys and their ages as value.</text:p>
      <text:p text:style-name="P9"/>
      <text:p text:style-name="P10">Map names = ["Ajay":25,"Atul":22,"Diksha":23,"Bhupendra":21,"Chetna":25,"Deepak":20,"Ekta":24,"Faria":20,"Gaurav":28,"Jatin":26]</text:p>
      <text:p text:style-name="P10">names.get("Ajay")</text:p>
      <text:p text:style-name="P10"/>
      <text:p text:style-name="P51">17. Iterate over the previous map in as many ways as possible</text:p>
      <text:p text:style-name="P10"/>
      <text:p text:style-name="P10">Map names = ["Ajay":25,"Atul":22,"Diksha":23,"Bhupendra":21,"Chetna":25,"Deepak":20,"Ekta":24,"Faria":20,"Gaurav":28,"Jatin":26]</text:p>
      <text:p text:style-name="P10">names.each{</text:p>
      <text:p text:style-name="P10"><text:s text:c="11"/>println it}</text:p>
      <text:p text:style-name="P10"><text:s text:c="11"/></text:p>
      <text:p text:style-name="P10">names.eachWithIndex{key,value-&gt;</text:p>
      <text:p text:style-name="P10">println key + "." + value</text:p>
      <text:p text:style-name="P10"><text:s/>}</text:p>
      <text:p text:style-name="P10"/>
      <text:p text:style-name="P51"><text:soft-page-break/>18. Create a new map by adding two existing maps</text:p>
      <text:p text:style-name="P10"/>
      <text:p text:style-name="P10">Map names = ["Ajay":25,"Atul":22,"Diksha":23,"Bhupendra":21,"Chetna":25,"Deepak":20,"Ekta":24,"Faria":20,"Gaurav":28,"Jatin":26]</text:p>
      <text:p text:style-name="P10">Map names2 = ["Anuj":25,"Archna":22,"Divyanshu":23,"Bhavdeep":21,"Charu":25,"Deepali":20,"Farrukh":24,"Garima":20,"Harsh":28,"Kartik":26]</text:p>
      <text:p text:style-name="P10">Map names3 = names+names2</text:p>
      <text:p text:style-name="P10"/>
      <text:p text:style-name="P51">19. Try the following code on a map: println map.class println map.getClass() What do you observe?</text:p>
      <text:p text:style-name="P10"/>
      <text:p text:style-name="P10"><text:bookmark-start text:name="__DdeLink__2738_662898412"/>Map names = ["Ajay":25,"Atul":22,"Diksha":23,"Bhupendra":21,"Chetna":25,"Deepak":20,"Ekta":24,"Faria":20,"Gaurav":28,"Jatin":26]<text:bookmark-end text:name="__DdeLink__2738_662898412"/></text:p>
      <text:p text:style-name="P10">println names.getClass()</text:p>
      <text:p text:style-name="P10"/>
      <text:p text:style-name="P51">Output</text:p>
      <text:p text:style-name="P10"/>
      <text:p text:style-name="P30"><text:bookmark text:name="output6"/>class java.util.LinkedHashMap</text:p>
      <text:p text:style-name="P10"/>
      <text:p text:style-name="P51">20. Consider the following map: <text:bookmark-start text:name="__DdeLink__2736_662898412"/>Map m = ['1' : 2, '2' : 3, '3' : 4, '2':5]<text:bookmark-end text:name="__DdeLink__2736_662898412"/> Is this a valid construction? What is the value of m['2']?</text:p>
      <text:p text:style-name="P10"/>
      <text:p text:style-name="P11">Map m = ['1' : 2, '2' : 3, '3' : 4, '2':5]</text:p>
      <text:p text:style-name="P11">println m['2']</text:p>
      <text:p text:style-name="P11"/>
      <text:p text:style-name="P52">Output</text:p>
      <text:p text:style-name="P11"/>
      <text:p text:style-name="P12">5</text:p>
      <text:p text:style-name="P12"/>
      <text:p text:style-name="P53">21. Find if a map contains a particular key.</text:p>
      <text:p text:style-name="P10"/>
      <text:p text:style-name="P12">Map names = ["Ajay":25,"Atul":22,"Diksha":23,"Bhupendra":21,"Chetna":25,"Deepak":20,"Ekta":24,"Faria":20,"Gaurav":28,"Jatin":26]</text:p>
      <text:p text:style-name="P12"/>
      <text:p text:style-name="P12">println names.containsKey("Ajay")</text:p>
      <text:p text:style-name="P18"/>
      <text:p text:style-name="P54">22. Consider the following map: <text:bookmark-start text:name="__DdeLink__2740_662898412"/>Map m = [‘Computing’ : [‘Computing’ : 600, ‘Information Systems’ : 300], ‘Engineering’ : [‘Civil’ : 200, ‘Mechanical’ : 100], ‘Management’ : [‘Management’ : 800] ] <text:bookmark-end text:name="__DdeLink__2740_662898412"/></text:p>
      <text:p text:style-name="P54">22a) How many university departments are there? </text:p>
      <text:p text:style-name="P4"/>
      <text:p text:style-name="P13">println m.keySet().size()</text:p>
      <text:p text:style-name="P4"/>
      <text:p text:style-name="P4"/>
      <text:p text:style-name="P54"><text:soft-page-break/>22b) How many programs are delivered by the Computing department?</text:p>
      <text:p text:style-name="P4"/>
      <text:p text:style-name="P13">println m.get("Computing").get("Computing")+ m.get("Computing").get("Information Systems")</text:p>
      <text:p text:style-name="P4"><text:s/></text:p>
      <text:p text:style-name="P54">22c) How many students are enrolled in the Civil Engineering program? </text:p>
      <text:p text:style-name="P3"/>
      <text:p text:style-name="P13">println m.get("Engineering").get("Civil")</text:p>
      <text:p text:style-name="P13"/>
      <text:p text:style-name="P55"><text:span text:style-name="T8">2</text:span>3. Conside a class named "Employee" which has the following properties: 1) Name 2) Age 3) DepartmentName 4) EmployeeNumber 5) Salary </text:p>
      <text:p text:style-name="P55">Let's say that there's a list of 50 employees available. </text:p>
      <text:p text:style-name="P55">Perform the following operations on the list of employees: </text:p>
      <text:p text:style-name="P13"/>
      <text:p text:style-name="P41"/>
      <text:p text:style-name="P42"><text:span text:style-name="T10">class Employee{</text:span><text:line-break/><text:span text:style-name="T9"> </text:span><text:span text:style-name="T10">String name;</text:span><text:line-break/><text:span text:style-name="T9"> </text:span><text:span text:style-name="T10">int age;</text:span><text:line-break/><text:span text:style-name="T9"> </text:span><text:span text:style-name="T10">String departmentName;</text:span><text:line-break/><text:span text:style-name="T9"> </text:span><text:span text:style-name="T10">int employeeNumber</text:span><text:line-break/><text:span text:style-name="T9"> </text:span><text:span text:style-name="T10">int salary;</text:span><text:line-break/><text:span text:style-name="T10">}</text:span></text:p>
      <text:p text:style-name="P41">List employeeRecords = []</text:p>
      <text:p text:style-name="P42"><text:span text:style-name="T10">employeeRecords.add(name:'rajesh',age:21,departmentName:'IT',employeeNumber:36,salary:2500);</text:span><text:line-break/><text:span text:style-name="T10">employeeRecords.add(name:'raghu',age:19,departmentName:'managment',employeeNumber:137,salary:12500);</text:span><text:line-break/><text:span text:style-name="T10">employeeRecords.add(name:'akash',age:43,departmentName:'CS',employeeNumber:66,salary:15500);</text:span><text:line-break/><text:span text:style-name="T10">employeeRecords.add(name:'aditya',age:32,departmentName:'IT',employeeNumber:37,salary:5500);</text:span><text:line-break/><text:span text:style-name="T10">employeeRecords.add(name:'sahil',age:26,departmentName:'managment',employeeNumber:126,salary:3500);</text:span><text:line-break/><text:span text:style-name="T10">employeeRecords.add(name:'vinod',age:24,departmentName:'CS',employeeNumber:68,salary:6500);</text:span><text:line-break/><text:span text:style-name="T10">employeeRecords.add(name:'sameer',age:42,departmentName:'IT',employeeNumber:39,salary:13500);</text:span><text:line-break/><text:span text:style-name="T10">employeeRecords.add(name:'varun',age:33,departmentName:'IT',employeeNumber:33,salary:16500);</text:span></text:p>
      <text:p text:style-name="P42"><text:span text:style-name="T10"/></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6"><text:soft-page-break/>a) Group the employees on the basis of the bracket in which their salary falls. The ranges are 0-5000, 5001 and 10000, and so on. </text:p>
      <text:p text:style-name="P43"><text:span text:style-name="T10">println employeeRecords.groupBy{</text:span><text:line-break/><text:line-break/><text:span text:style-name="T9"> </text:span><text:span text:style-name="T10">if((0&lt;it.salary)&amp;&amp;(it.salary&lt;=5000))</text:span><text:line-break/><text:span text:style-name="T9"> </text:span><text:span text:style-name="T10">{</text:span><text:line-break/><text:span text:style-name="T9"> </text:span><text:span text:style-name="T10">"0to5000"</text:span><text:line-break/><text:line-break/><text:span text:style-name="T9"> </text:span><text:span text:style-name="T10">}</text:span><text:line-break/><text:line-break/><text:span text:style-name="T9"> </text:span><text:span text:style-name="T10">else if((5000&lt;it.salary)&amp;&amp;(it.salary&lt;=10000))</text:span><text:line-break/><text:span text:style-name="T9"> </text:span><text:span text:style-name="T10">{</text:span><text:line-break/><text:span text:style-name="T9"> </text:span><text:span text:style-name="T10">"5000to10000"</text:span><text:line-break/><text:span text:style-name="T9"> </text:span><text:span text:style-name="T10">}</text:span><text:line-break/><text:line-break/><text:span text:style-name="T9"> </text:span><text:span text:style-name="T10">else if((5000&lt;it.salary)&amp;&amp;(it.salary&lt;=10000))</text:span><text:line-break/><text:span text:style-name="T9"> </text:span><text:span text:style-name="T10">{</text:span><text:line-break/><text:span text:style-name="T9"> </text:span><text:span text:style-name="T10">"5000to10000"</text:span><text:line-break/><text:span text:style-name="T9"> </text:span><text:span text:style-name="T10">}</text:span><text:line-break/><text:span text:style-name="T9"> </text:span><text:span text:style-name="T10">else if((10000&lt;it.salary)&amp;&amp;(it.salary&lt;=15000))</text:span><text:line-break/><text:span text:style-name="T9"> </text:span><text:span text:style-name="T10">{</text:span><text:line-break/><text:span text:style-name="T9"> </text:span><text:span text:style-name="T10">"10000to15000"</text:span><text:line-break/><text:line-break/><text:span text:style-name="T9"> </text:span><text:span text:style-name="T10">}</text:span><text:line-break/><text:span text:style-name="T9"> </text:span><text:span text:style-name="T10">else if((15000&lt;it.salary)&amp;&amp;(it.salary&lt;=20000))</text:span><text:line-break/><text:span text:style-name="T9"> </text:span><text:span text:style-name="T10">{</text:span><text:line-break/><text:span text:style-name="T9"> </text:span><text:span text:style-name="T10">"15000to20000"</text:span><text:line-break/><text:span text:style-name="T9"> </text:span><text:span text:style-name="T10">}</text:span><text:line-break/><text:span text:style-name="T9"> </text:span><text:span text:style-name="T10">}</text:span></text:p>
      <text:p text:style-name="P13"/>
      <text:p text:style-name="P55">b) Get a count of the number of employees in each department </text:p>
      <text:p text:style-name="P13"/>
      <text:p text:style-name="P43"><text:span text:style-name="T10">int departmentCount=0;</text:span><text:line-break/><text:span text:style-name="T10">Set set= employeeRecords.departmentName as Set</text:span><text:line-break/><text:span text:style-name="T10">set.each{</text:span></text:p>
      <text:p text:style-name="P43"><text:span text:style-name="T9"><text:s/></text:span><text:span text:style-name="T10">temp=it;</text:span><text:line-break/><text:span text:style-name="T9"> </text:span><text:span text:style-name="T10">departmentCount=0;</text:span><text:line-break/><text:span text:style-name="T9"> </text:span><text:span text:style-name="T10">employeeRecords.departmentName.each{</text:span><text:line-break/><text:span text:style-name="T9"> </text:span><text:span text:style-name="T10">if(temp==it){</text:span><text:line-break/><text:span text:style-name="T9"> </text:span><text:span text:style-name="T10">departmentCount++;</text:span><text:line-break/><text:span text:style-name="T9"> </text:span><text:span text:style-name="T10">}</text:span><text:line-break/><text:span text:style-name="T9"> </text:span><text:span text:style-name="T10">}</text:span><text:line-break/><text:span text:style-name="T10">println(temp+" : "+ departmentCount)</text:span><text:line-break/><text:span text:style-name="T10">}</text:span></text:p>
      <text:p text:style-name="P13"/>
      <text:p text:style-name="P13"/>
      <text:p text:style-name="P13"/>
      <text:p text:style-name="P13"/>
      <text:p text:style-name="P55"><text:soft-page-break/>c) Get the list of employees whose age is between 18 and 35 </text:p>
      <text:p text:style-name="P13"/>
      <text:p text:style-name="P44"><text:span text:style-name="T10">println employeeRecords.age.findAll{(18&lt;it)&amp;&amp;(it&lt;35)}</text:span></text:p>
      <text:p text:style-name="P13"/>
      <text:p text:style-name="P55">d) Group the employees according to the alphabet with which their first name starts and display the number of employees in each group whose age is greater than 20 </text:p>
      <text:p text:style-name="P13"/>
      <text:p text:style-name="P44"><text:span text:style-name="T10">Map m= employeeRecords.groupBy{</text:span><text:line-break/><text:span text:style-name="T10">it.name.getAt(0).each{}</text:span><text:line-break/><text:span text:style-name="T10">}</text:span><text:line-break/><text:span text:style-name="T10">int count=0</text:span><text:line-break/><text:span text:style-name="T10">m.each{</text:span><text:line-break/><text:span text:style-name="T9"> </text:span><text:span text:style-name="T10">it.value.each{</text:span><text:line-break/><text:span text:style-name="T9"> </text:span><text:span text:style-name="T10">if(it.age&gt;20){count++}</text:span><text:line-break/><text:span text:style-name="T9"> </text:span><text:span text:style-name="T10">}</text:span><text:line-break/><text:span text:style-name="T9"> </text:span><text:span text:style-name="T10">println "${it.key}:${count}"</text:span><text:line-break/><text:span text:style-name="T9"> </text:span><text:span text:style-name="T10">count=0</text:span><text:line-break/><text:span text:style-name="T10">}</text:span></text:p>
      <text:p text:style-name="P13"/>
      <text:p text:style-name="P55">e) Group the employees according to their department.</text:p>
      <text:p text:style-name="P18"/>
      <text:p text:style-name="P18"/>
      <text:p text:style-name="P58">employeeRecords.groupBy{ it.departmentName}</text:p>
      <text:p text:style-name="P58"/>
      <text:p text:style-name="P57">24. Write a method which retruns the value of passed key from a search string of the form "http://www.google.com?name=johny&amp;age=20&amp;hobby=cricket".</text:p>
      <text:p text:style-name="P45"/>
      <text:p text:style-name="P46"><text:span text:style-name="T10">String value="</text:span><text:span text:style-name="T16">http://www.google.com?name=johny&amp;age=20&amp;hobby=cricket</text:span><text:span text:style-name="T10">"</text:span><text:line-break/><text:span text:style-name="T10">List list=value.toList()</text:span><text:line-break/><text:span text:style-name="T10">int flag=0;</text:span><text:line-break/><text:span text:style-name="T10">String key=""</text:span><text:line-break/><text:span text:style-name="T10">list.each{String temp='';</text:span><text:line-break/><text:span text:style-name="T10">if(it[0]=='?'){</text:span></text:p>
      <text:p text:style-name="P46"><text:span text:style-name="T9"><text:s/></text:span><text:span text:style-name="T10">temp=it[0];</text:span><text:line-break/><text:span text:style-name="T9"> </text:span><text:span text:style-name="T10">}</text:span><text:line-break/><text:span text:style-name="T9"> </text:span><text:span text:style-name="T10">if((flag==1)&amp;&amp;(it[0]!="=")){</text:span><text:line-break/><text:span text:style-name="T9"> </text:span><text:span text:style-name="T10">key=key+it</text:span><text:line-break/><text:span text:style-name="T9"> </text:span><text:span text:style-name="T10">}</text:span><text:line-break/><text:span text:style-name="T9"> </text:span><text:span text:style-name="T10">if(it[0]=="=")</text:span><text:line-break/><text:span text:style-name="T9"> </text:span><text:span text:style-name="T10">{</text:span><text:line-break/><text:span text:style-name="T9"> </text:span><text:span text:style-name="T10">flag=0</text:span><text:line-break/><text:span text:style-name="T9"> </text:span><text:span text:style-name="T10">println key</text:span><text:line-break/><text:span text:style-name="T9"> </text:span><text:span text:style-name="T10">key=""</text:span><text:line-break/><text:span text:style-name="T9"> </text:span><text:span text:style-name="T10">}</text:span><text:line-break/><text:span text:style-name="T9"> </text:span><text:span text:style-name="T10">if((temp=='?')||(it[0]=='&amp;')){</text:span><text:line-break/><text:span text:style-name="T9"> </text:span><text:span text:style-name="T10">flag=1</text:span><text:line-break/><text:span text:style-name="T9"> </text:span><text:span text:style-name="T10">}</text:span><text:line-break/><text:soft-page-break/><text:span text:style-name="T9"> </text:span><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Monaco, 'Bitstream Vera Sans Mono', 'Courier New', Courier, monospace"/>
    <style:font-face style:name="Source Sans Pro" svg:font-family="'Source Sans Pro', 'Helvetica Neue', Helvetica, Arial, sans-serif"/>
    <style:font-face style:name="arial" svg:font-family="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2-08T09:20:50.720765295</dc:date>
    <meta:generator>LibreOffice/4.2.8.2$Linux_X86_64 LibreOffice_project/420m0$Build-2</meta:generator>
    <meta:editing-duration>PT23M42S</meta:editing-duration>
    <meta:editing-cycles>4</meta:editing-cycles>
    <meta:document-statistic meta:table-count="0" meta:image-count="0" meta:object-count="0" meta:page-count="11" meta:paragraph-count="222" meta:word-count="1344" meta:character-count="10726" meta:non-whitespace-character-count="9289"/>
  </office:meta>
</office:document-meta>
</file>